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898" officeooo:paragraph-rsid="00159898"/>
    </style:style>
    <style:style style:name="P2" style:family="paragraph" style:parent-style-name="Standard">
      <style:text-properties officeooo:paragraph-rsid="00172f71"/>
    </style:style>
    <style:style style:name="P3" style:family="paragraph" style:parent-style-name="Standard">
      <style:text-properties style:font-name="Roboto" officeooo:rsid="00159898" officeooo:paragraph-rsid="00159898"/>
    </style:style>
    <style:style style:name="P4" style:family="paragraph" style:parent-style-name="Standard">
      <style:text-properties style:font-name="Roboto" officeooo:rsid="00172f71" officeooo:paragraph-rsid="00172f71"/>
    </style:style>
    <style:style style:name="P5" style:family="paragraph" style:parent-style-name="Standard">
      <style:text-properties style:font-name="Roboto" officeooo:paragraph-rsid="00174a3c"/>
    </style:style>
    <style:style style:name="P6" style:family="paragraph" style:parent-style-name="Standard">
      <style:text-properties style:font-name="Roboto" officeooo:paragraph-rsid="00172f71"/>
    </style:style>
    <style:style style:name="P7" style:family="paragraph" style:parent-style-name="Standard">
      <style:text-properties style:font-name="Roboto" officeooo:rsid="0020d1c7" officeooo:paragraph-rsid="0020d1c7"/>
    </style:style>
    <style:style style:name="P8" style:family="paragraph" style:parent-style-name="Standard">
      <style:text-properties style:font-name="Roboto" officeooo:rsid="0035463f" officeooo:paragraph-rsid="0035463f"/>
    </style:style>
    <style:style style:name="P9" style:family="paragraph" style:parent-style-name="Standard">
      <style:text-properties officeooo:paragraph-rsid="0020d1c7"/>
    </style:style>
    <style:style style:name="T1" style:family="text">
      <style:text-properties officeooo:rsid="00172f71"/>
    </style:style>
    <style:style style:name="T2" style:family="text">
      <style:text-properties officeooo:rsid="001a6899"/>
    </style:style>
    <style:style style:name="T3" style:family="text">
      <style:text-properties style:font-name="Roboto"/>
    </style:style>
    <style:style style:name="T4" style:family="text">
      <style:text-properties style:font-name="Roboto" officeooo:rsid="00172f71"/>
    </style:style>
    <style:style style:name="T5" style:family="text">
      <style:text-properties style:font-name="Roboto" officeooo:rsid="0025a255"/>
    </style:style>
    <style:style style:name="T6" style:family="text">
      <style:text-properties style:font-name="Roboto" officeooo:rsid="001c16f8"/>
    </style:style>
    <style:style style:name="T7" style:family="text">
      <style:text-properties style:font-name="Roboto" officeooo:rsid="001e14ff"/>
    </style:style>
    <style:style style:name="T8" style:family="text">
      <style:text-properties style:font-name="Roboto" officeooo:rsid="001fc5c8"/>
    </style:style>
    <style:style style:name="T9" style:family="text">
      <style:text-properties style:font-name="Roboto" officeooo:rsid="00226588"/>
    </style:style>
    <style:style style:name="T10" style:family="text">
      <style:text-properties style:font-name="Roboto" officeooo:rsid="0020d1c7"/>
    </style:style>
    <style:style style:name="T11" style:family="text">
      <style:text-properties style:font-name="Roboto" officeooo:rsid="0026d33b"/>
    </style:style>
    <style:style style:name="T12" style:family="text">
      <style:text-properties style:font-name="Roboto" officeooo:rsid="0027bcf7"/>
    </style:style>
    <style:style style:name="T13" style:family="text">
      <style:text-properties style:font-name="Roboto" officeooo:rsid="00292c89"/>
    </style:style>
    <style:style style:name="T14" style:family="text">
      <style:text-properties style:font-name="Roboto" officeooo:rsid="002a6209"/>
    </style:style>
    <style:style style:name="T15" style:family="text">
      <style:text-properties style:font-name="Roboto" officeooo:rsid="002c238f"/>
    </style:style>
    <style:style style:name="T16" style:family="text">
      <style:text-properties style:font-name="Roboto" officeooo:rsid="002d73e9"/>
    </style:style>
    <style:style style:name="T17" style:family="text">
      <style:text-properties style:font-name="Roboto" officeooo:rsid="002fb9fd"/>
    </style:style>
    <style:style style:name="T18" style:family="text">
      <style:text-properties style:font-name="Roboto" officeooo:rsid="0036fc2c"/>
    </style:style>
    <style:style style:name="T19" style:family="text">
      <style:text-properties style:font-name="Roboto" officeooo:rsid="0037c6c6"/>
    </style:style>
    <style:style style:name="T20" style:family="text">
      <style:text-properties style:font-name="Roboto" officeooo:rsid="0038baf0"/>
    </style:style>
    <style:style style:name="T21" style:family="text">
      <style:text-properties style:font-name="Roboto" officeooo:rsid="0032da19"/>
    </style:style>
    <style:style style:name="T22" style:family="text">
      <style:text-properties style:font-name="Roboto" officeooo:rsid="003abc10"/>
    </style:style>
    <style:style style:name="T23" style:family="text">
      <style:text-properties style:font-name="Roboto" officeooo:rsid="004072ce"/>
    </style:style>
    <style:style style:name="T24" style:family="text">
      <style:text-properties style:font-name="Roboto" officeooo:rsid="0044b136"/>
    </style:style>
    <style:style style:name="T25" style:family="text">
      <style:text-properties style:font-name="Roboto" officeooo:rsid="004639d3"/>
    </style:style>
    <style:style style:name="T26" style:family="text">
      <style:text-properties style:font-name="Roboto" officeooo:rsid="004748f8"/>
    </style:style>
    <style:style style:name="T27" style:family="text">
      <style:text-properties style:font-name="Roboto" officeooo:rsid="0048eefd"/>
    </style:style>
    <style:style style:name="T28" style:family="text">
      <style:text-properties style:font-name="Roboto" officeooo:rsid="004b0735"/>
    </style:style>
    <style:style style:name="T29" style:family="text">
      <style:text-properties style:font-name="Roboto" officeooo:rsid="004cbcd4"/>
    </style:style>
    <style:style style:name="T30" style:family="text">
      <style:text-properties style:font-name="Roboto" officeooo:rsid="005014b0"/>
    </style:style>
    <style:style style:name="T31" style:family="text">
      <style:text-properties style:font-name="Roboto" officeooo:rsid="0052f6c9"/>
    </style:style>
    <style:style style:name="T32" style:family="text">
      <style:text-properties style:font-name="Roboto" officeooo:rsid="005518b1"/>
    </style:style>
    <style:style style:name="T33" style:family="text">
      <style:text-properties officeooo:rsid="003d96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uke Logan</text:p>
      <text:p text:style-name="P1"><text:a xlink:type="simple" xlink:href="mailto:llogan@hawk.iit.edu" text:style-name="Internet_20_link" text:visited-style-name="Visited_20_Internet_20_Link"><text:span text:style-name="T3">llogan@hawk.iit.edu</text:span></text:a></text:p>
      <text:p text:style-name="P3">(708) 790-6721</text:p>
      <text:p text:style-name="P3">18544 Highland Ave</text:p>
      <text:p text:style-name="P3">Homewood, IL 60430</text:p>
      <text:p text:style-name="P3"/>
      <text:p text:style-name="P3"/>
      <text:p text:style-name="P2"><text:span text:style-name="T4">Dear </text:span><text:span text:style-name="T5">Dana and G</text:span><text:span text:style-name="T12">e</text:span><text:span text:style-name="T5">rd</text:span><text:span text:style-name="T4">,</text:span></text:p>
      <text:p text:style-name="P4"/>
      <text:p text:style-name="P5"><text:span text:style-name="T1">I’</text:span><text:span text:style-name="T2">m excited to apply</text:span><text:span text:style-name="T1"> for the role of HDF Software Engineer. I was referred by Professors Anthony Kougkas and Xian-He Sun of the Scalable Computing Systems (SCS) Laboratory at Illinois Tech, who are the principle investigators of the Hermes project </text:span><text:span text:style-name="T33">being co-developed with the HDFGroup</text:span><text:span text:style-name="T1">.</text:span></text:p>
      <text:p text:style-name="P4"/>
      <text:p text:style-name="P2"><text:span text:style-name="T15">I have worked with the SCS Lab for 3 years. In this time,</text:span><text:span text:style-name="T6"> I contributed to a number of </text:span><text:span text:style-name="T29">research</text:span><text:span text:style-name="T6"> projects regarding parallel and distributed storage systems. One of these projects </text:span><text:span text:style-name="T7">was</text:span><text:span text:style-name="T6"> H</text:span><text:span text:style-name="T5">C</text:span><text:span text:style-name="T6">ompress, </text:span><text:span text:style-name="T5">where </text:span><text:span text:style-name="T6">we </text:span><text:span text:style-name="T5">addressed</text:span><text:span text:style-name="T6"> the I/O bottleneck experienced </text:span><text:span text:style-name="T11">in </text:span><text:span text:style-name="T13">various</text:span><text:span text:style-name="T6"> </text:span><text:span text:style-name="T5">HPC applications</text:span><text:span text:style-name="T6"> by utilizing multi-tiered storage and data compression. In this work, I learned about the fundamentals of HDF5, </text:span><text:span text:style-name="T8">MPI, and parallel debugging</text:span><text:span text:style-name="T6"> </text:span><text:span text:style-name="T8">when I implemented, tested, </text:span><text:span text:style-name="T32">profiled, </text:span><text:span text:style-name="T8">and benchmarked an HDF5 VOL </text:span><text:span text:style-name="T9">in C++ </text:span><text:span text:style-name="T8">for transparently</text:span><text:span text:style-name="T16"> </text:span><text:span text:style-name="T8">compressing </text:span><text:span text:style-name="T16">and buffering</text:span><text:span text:style-name="T8"> </text:span><text:span text:style-name="T16">datasets</text:span><text:span text:style-name="T8">. I learned about the fundamentals of Hermes when I implemented </text:span><text:span text:style-name="T14">the data</text:span><text:span text:style-name="T8"> placement </text:span><text:span text:style-name="T10">policy </text:span><text:span text:style-name="T14">for </text:span><text:span text:style-name="T24">intelligently</text:span><text:span text:style-name="T18"> deciding</text:span><text:span text:style-name="T14"> the </text:span><text:span text:style-name="T15">storage tier </text:span><text:span text:style-name="T14">and compression </text:span><text:span text:style-name="T20">method</text:span><text:span text:style-name="T14"> </text:span><text:span text:style-name="T17">to select</text:span><text:span text:style-name="T14"> </text:span><text:span text:style-name="T18">for a particular </text:span><text:span text:style-name="T23">HDF</text:span><text:span text:style-name="T18"> dataset </text:span><text:span text:style-name="T16">using reinforcement learning</text:span><text:span text:style-name="T14">. </text:span><text:span text:style-name="T26">I demonstrated technical communication skills when I presented this work during </text:span><text:span text:style-name="T27">various </text:span><text:span text:style-name="T30">internal</text:span><text:span text:style-name="T27"> </text:span><text:span text:style-name="T26">engineering meetings as well as the Hermes annual technical meeting.</text:span><text:span text:style-name="T31"> </text:span></text:p>
      <text:p text:style-name="P6"/>
      <text:p text:style-name="P9"><text:span text:style-name="T21">I have development </text:span><text:span text:style-name="T22">experience </text:span><text:span text:style-name="T25">with</text:span><text:span text:style-name="T21"> active projects in the HDFGroup, </text:span><text:span text:style-name="T28">and </text:span><text:span text:style-name="T22">I</text:span><text:span text:style-name="T21"> </text:span><text:span text:style-name="T22">would love</text:span><text:span text:style-name="T21"> to contribute further.</text:span><text:span text:style-name="T15"> </text:span><text:span text:style-name="T10">Thank you for </text:span><text:span text:style-name="T22">considering my application</text:span><text:span text:style-name="T10">. I look forward to hearing from you soon.</text:span></text:p>
      <text:p text:style-name="P7"/>
      <text:p text:style-name="P8">Thanks,</text:p>
      <text:p text:style-name="P8">Luke Loga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5:59:58.640574709</meta:creation-date>
    <dc:date>2022-08-22T20:00:14.488900820</dc:date>
    <meta:editing-duration>PT2H35M49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33" meta:character-count="1520" meta:non-whitespace-character-count="1297"/>
  </office:meta>
</office:document-meta>
</file>